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193cm" fo:break-before="auto" style:use-optimal-row-height="fals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number-columns-repeated="12" table:default-cell-style-name="ce1"/>
        <table:table-column table:style-name="co2" table:number-columns-repeated="16371" table:default-cell-style-name="ce3"/>
        <table:table-row table:style-name="ro1">
          <table:table-cell table:style-name="ce1" office:value-type="string" calcext:value-type="string">
            <text:p>Formel</text:p>
          </table:table-cell>
          <table:table-cell office:value-type="string" calcext:value-type="string">
            <text:p>Messung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rchschnitt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\Box(p\implies(\Diamond q\lor\Diamond r)) \land \Diamond ⊤ \land \Box((\neg p)\implies\Box\neg p) \land \Box\Box(p\land\neg r) \land ((\Box\neg p)\implies \Diamond\Diamond ⊤)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SUM([.C2:.L2])/10" office:value-type="float" office:value="32.8" calcext:value-type="float">
            <text:p>32,8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\Box(p \implies (\Diamond q \lor \Diamond r )) \land \Diamond(p \land q) \land \Box\Box((q\lor r) \implies p)\land \Box(q \implies \Box\neg p)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SUM([.C3:.L3])/10" office:value-type="float" office:value="33.4" calcext:value-type="float">
            <text:p>33,4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((p \land q) \implies \neg r) \land ((\neg p) \implies r) \land ((\neg q) \implies r) \land \neg (q \implies (\neg r))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SUM([.C4:.L4])/10" office:value-type="float" office:value="35.5" calcext:value-type="float">
            <text:p>35,5</text:p>
          </table:table-cell>
          <table:table-cell table:style-name="Default" table:number-columns-repeated="16371"/>
        </table:table-row>
        <table:table-row table:style-name="ro5">
          <table:table-cell office:value-type="string" calcext:value-type="string">
            <text:p>\Box(p \land q) \land \Diamond(p \land \neg q)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" calcext:value-type="float">
            <text:p>45</text:p>
          </table:table-cell>
          <table:table-cell table:formula="of:=SUM([.C5:.L5])/10" office:value-type="float" office:value="30.7" calcext:value-type="float">
            <text:p>30,7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5:53:15.682000000</meta:creation-date>
    <dc:date>2024-01-07T17:22:01.058000000</dc:date>
    <meta:editing-duration>PT1H28M45S</meta:editing-duration>
    <meta:editing-cycles>1</meta:editing-cycles>
    <meta:generator>LibreOffice/7.5.4.2$Windows_X86_64 LibreOffice_project/36ccfdc35048b057fd9854c757a8b67ec53977b6</meta:generator>
    <meta:document-statistic meta:table-count="1" meta:cell-count="61" meta:object-count="0"/>
  </office:meta>
</office:document-meta>
</file>